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fo:text-align="start" style:justify-single-word="false" fo:text-indent="0cm" style:auto-text-indent="false" style:text-autospace="none"/>
      <style:text-properties fo:color="#000000" style:font-name="Arial" fo:font-size="8pt" style:font-name-asian="Arial" style:font-size-asian="8pt" style:font-name-complex="Arial" style:font-size-complex="8pt"/>
    </style:style>
    <style:style style:name="P2" style:family="paragraph" style:parent-style-name="Standard">
      <style:paragraph-properties fo:margin-left="0cm" fo:margin-right="0cm" fo:margin-top="0cm" fo:margin-bottom="0cm" fo:text-align="start" style:justify-single-word="false" fo:text-indent="0cm" style:auto-text-indent="false" style:text-autospace="none"/>
      <style:text-properties fo:color="#000000"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P3" style:family="paragraph" style:parent-style-name="Standard">
      <style:paragraph-properties fo:margin-left="0cm" fo:margin-right="0cm" fo:margin-top="0cm" fo:margin-bottom="0cm" fo:text-align="start" style:justify-single-word="false" fo:text-indent="0cm" style:auto-text-indent="false" style:text-autospace="none"/>
      <style:text-properties fo:color="#ffffff"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P4" style:family="paragraph" style:parent-style-name="Standard">
      <style:paragraph-properties fo:margin-left="0cm" fo:margin-right="0cm" fo:margin-top="0cm" fo:margin-bottom="0cm" fo:text-align="start" style:justify-single-word="false" fo:text-indent="0cm" style:auto-text-indent="false" style:text-autospace="none"/>
    </style:style>
    <style:style style:name="T1" style:family="text">
      <style:text-properties fo:color="#000000"/>
    </style:style>
    <style:style style:name="T2" style:family="text">
      <style:text-properties fo:color="#ffffff" style:font-name="Arial" fo:font-size="8pt" fo:font-weight="bold" style:font-name-asian="Arial" style:font-size-asian="8pt" style:font-weight-asian="bold" style:font-name-complex="Arial" style:font-size-complex="8pt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apug plays Black Lotus from Hand</text:p>
      <text:p text:style-name="P1">Dapug taps Black Lotus</text:p>
      <text:p text:style-name="P1">Dapug puts Black Lotus to Graveyard from Play</text:p>
      <text:p text:style-name="P1">Dapug plays Brainstorm from Hand</text:p>
      <text:p text:style-name="P1">Dapug draws a card</text:p>
      <text:p text:style-name="P1">Dapug draws a card</text:p>
      <text:p text:style-name="P1">Dapug draws a card</text:p>
      <text:p text:style-name="P1">Dapug puts a card on top of Library from Hand</text:p>
      <text:p text:style-name="P1">Dapug puts a card on top of Library from Hand</text:p>
      <text:p text:style-name="P1">Dapug puts Brainstorm to Graveyard from Play</text:p>
      <text:p text:style-name="P1">Dapug plays Flooded Strand from Hand</text:p>
      <text:p text:style-name="P1">Dapug taps Flooded Strand</text:p>
      <text:p text:style-name="P1">Dapug puts Flooded Strand to Graveyard from Play</text:p>
      <text:p text:style-name="P1">Dapug's life total is now 19 (-1)</text:p>
      <text:p text:style-name="P1">Dapug puts Underground Sea into play from Library</text:p>
      <text:p text:style-name="P1">Dapug plays Time Walk from Hand</text:p>
      <text:p text:style-name="P1">Dapug puts Time Walk to Graveyard from Play</text:p>
      <text:p text:style-name="P1"/>
      <text:p text:style-name="P1"><text:s/>Time Walk turn</text:p>
      <text:p text:style-name="P1">Dapug draws a card</text:p>
      <text:p text:style-name="P1">It is now turn 4 (wox2 (cz))</text:p>
      <text:p text:style-name="P1">Iwox2 (cz) draws a card</text:p>
      <text:p text:style-name="P1">Iwox2 (cz) plays Mox Sapphire from Hand</text:p>
      <text:p text:style-name="P1">wox2 (cz) plays Island from Hand</text:p>
      <text:p text:style-name="P1">wox2 (cz) plays Mox Emerald from Hand</text:p>
      <text:p text:style-name="P1">It is now turn 6 (wox2 (cz))</text:p>
      <text:p text:style-name="P1">wox2 (cz) plays Underground Sea from Hand</text:p>
      <text:p text:style-name="P1">It is now the End Phase, End Of Turn Step</text:p>
      <text:p text:style-name="P1">It is now turn 7 (Dapug)</text:p>
      <text:p text:style-name="P2">&lt;wox2 (cz)&gt; EOT</text:p>
      <text:p text:style-name="P1">wox2 (cz) taps Mox Emerald</text:p>
      <text:p text:style-name="P1">wox2 (cz) taps Island</text:p>
      <text:p text:style-name="P1">wox2 (cz) taps Mox Sapphire</text:p>
      <text:p text:style-name="P1">wox2 (cz) taps Underground Sea</text:p>
      <text:p text:style-name="P1">wox2 (cz) plays Gifts Ungiven from Hand</text:p>
      <text:p text:style-name="P1">Dapug plays Force of Will from Hand</text:p>
      <text:p text:style-name="P1">Dapug puts Thirst for Knowledge to RFG from Hand</text:p>
      <text:p text:style-name="P1">Dapug's life total is now 18 (-1)</text:p>
      <text:p text:style-name="P1">wox2 (cz) puts Gifts Ungiven to Graveyard from Play</text:p>
      <text:p text:style-name="P1">Dapug puts Force of Will to Graveyard from Play</text:p>
      <text:p text:style-name="P1">It is now turn 8 (wox2 (cz))</text:p>
      <text:p text:style-name="P1">wox2 (cz) draws a card</text:p>
      <text:p text:style-name="P1">wox2 (cz) taps Island</text:p>
      <text:p text:style-name="P1">wox2 (cz) plays Ancestral Recall from Hand</text:p>
      <text:p text:style-name="P1">wox2 (cz) draws a card</text:p>
      <text:p text:style-name="P1">wox2 (cz) draws a card</text:p>
      <text:p text:style-name="P1">wox2 (cz) draws a card</text:p>
      <text:p text:style-name="P1">wox2 (cz) puts Ancestral Recall to Graveyard from Play</text:p>
      <text:p text:style-name="P1">wox2 (cz) plays Polluted Delta from Hand</text:p>
      <text:p text:style-name="P1">It is now turn 9 (Dapug)</text:p>
      <text:p text:style-name="P1">Dapug plays Library of Alexandria from Hand</text:p>
      <text:p text:style-name="P1">Dapug taps Underground Sea</text:p>
      <text:p text:style-name="P1">Dapug taps Library of Alexandria</text:p>
      <text:p text:style-name="P1">Dapug plays Merchant Scroll from Hand</text:p>
      <text:p text:style-name="P1">wox2 (cz) taps Mox Sapphire</text:p>
      <text:p text:style-name="P1">wox2 (cz) taps Underground Sea</text:p>
      <text:p text:style-name="P1">wox2 (cz) plays Mana Drain from Hand</text:p>
      <text:p text:style-name="P1">Dapug puts Merchant Scroll to Graveyard from Play</text:p>
      <text:p text:style-name="P1">Mana Drain now has 2 (+2) counters.</text:p>
      <text:p text:style-name="P1">wox2 (cz) taps Polluted Delta</text:p>
      <text:p text:style-name="P1">wox2 (cz) puts Polluted Delta to Graveyard from Play</text:p>
      <text:p text:style-name="P1">wox2 (cz)'s life total is now 19 (-1)</text:p>
      <text:p text:style-name="P1">wox2 (cz) puts Underground Sea into play from Library</text:p>
      <text:p text:style-name="P1">wox2 (cz) taps Underground Sea</text:p>
      <text:p text:style-name="P1">wox2 (cz) plays Vampiric Tutor from Hand</text:p>
      <text:p text:style-name="P1">wox2 (cz) puts a facedown card on top of Library from Play</text:p>
      <text:p text:style-name="P1">It is now turn 10 (wox2 (cz))</text:p>
      <text:p text:style-name="P1">wox2 (cz) taps Mox Emerald</text:p>
      <text:p text:style-name="P1">wox2 (cz) taps Mox Sapphire</text:p>
      <text:p text:style-name="P1">wox2 (cz) plays Gifts Ungiven from Hand</text:p>
      <text:p text:style-name="P1">wox2 (cz) puts a 0/0 storm count token into play</text:p>
      <text:p text:style-name="P1">storm count now has 1 (+1) counters.</text:p>
      <text:p text:style-name="P1">wox2 (cz) is looking its Library...</text:p>
      <text:p text:style-name="P1">wox2 (cz) puts Black Lotus into play from Library</text:p>
      <text:p text:style-name="P1">wox2 (cz) puts Skeletal Scrying into play from Library</text:p>
      <text:p text:style-name="P1">wox2 (cz) puts Demonic Tutor into play from Library</text:p>
      <text:p text:style-name="P1">wox2 (cz) puts Merchant Scroll into play from Library</text:p>
      <text:p text:style-name="P1">wox2 (cz) puts Merchant Scroll to Hand from Play</text:p>
      <text:p text:style-name="P1">wox2 (cz) puts Skeletal Scrying to Hand from Play</text:p>
      <text:p text:style-name="P1">wox2 (cz) puts Gifts Ungiven to Graveyard from Play</text:p>
      <text:p text:style-name="P1">It is now turn 11 (Dapug)</text:p>
      <text:p text:style-name="P1">Dapug plays Mox Jet from Hand</text:p>
      <text:p text:style-name="P1">Dapug taps Underground Sea</text:p>
      <text:p text:style-name="P1">Dapug taps Library of Alexandria</text:p>
      <text:p text:style-name="P1">Dapug taps Mox Jet</text:p>
      <text:p text:style-name="P1">Dapug plays Yawgmoth's Will from Hand</text:p>
      <text:p text:style-name="P1">wox2 (cz) taps Island</text:p>
      <text:p text:style-name="P1">wox2 (cz) taps Underground Sea</text:p>
      <text:p text:style-name="P1">wox2 (cz) plays Mana Drain from Hand</text:p>
      <text:p text:style-name="P1">It is now turn 12 (wox2 (cz))</text:p>
      <text:p text:style-name="P1">wox2 (cz) plays Volcanic Island from Hand</text:p>
      <text:p text:style-name="P1">wox2 (cz) plays Skeletal Scrying from Hand</text:p>
      <text:p text:style-name="P1">wox2 (cz) taps Underground Sea</text:p>
      <text:p text:style-name="P1">wox2 (cz) taps Mox Emerald</text:p>
      <text:p text:style-name="P1">wox2 (cz) puts Mana Drain to RFG from Graveyard</text:p>
      <text:p text:style-name="P1">wox2 (cz) puts Gifts Ungiven to RFG from Graveyard</text:p>
      <text:p text:style-name="P1">wox2 (cz) puts Mana Drain to RFG from Graveyard</text:p>
      <text:p text:style-name="P1">wox2 (cz) puts Gifts Ungiven to RFG from Graveyard</text:p>
      <text:p text:style-name="P1">wox2 (cz) puts Skeletal Scrying to Graveyard from Play</text:p>
      <text:p text:style-name="P1">wox2 (cz)'s life total is now 13 (-4)</text:p>
      <text:p text:style-name="P1">wox2 (cz) draws a card</text:p>
      <text:p text:style-name="P1">wox2 (cz) draws a card</text:p>
      <text:p text:style-name="P1">wox2 (cz) draws a card</text:p>
      <text:p text:style-name="P1">wox2 (cz) draws a card</text:p>
      <text:p text:style-name="P1">wox2 (cz) taps Island</text:p>
      <text:p text:style-name="P1">wox2 (cz) taps Mox Sapphire</text:p>
      <text:p text:style-name="P1">wox2 (cz) plays Merchant Scroll from Hand</text:p>
      <text:p text:style-name="P1">wox2 (cz) puts Merchant Scroll to Graveyard from Play</text:p>
      <text:p text:style-name="P1">wox2 (cz) puts Mana Drain to Hand from Play</text:p>
      <text:p text:style-name="P1">wox2 (cz) plays Mystical Tutor from Hand</text:p>
      <text:p text:style-name="P1">wox2 (cz) taps Underground Sea</text:p>
      <text:p text:style-name="P1">wox2 (cz) puts Yawgmoth's Will into play from Library</text:p>
      <text:p text:style-name="P1">wox2 (cz) puts a Yawgmoth's Will on top of Library from Play</text:p>
      <text:p text:style-name="P1">wox2 (cz) puts Mystical Tutor to Graveyard from Play</text:p>
      <text:p text:style-name="P1">It is now turn 14 (wox2 (cz))</text:p>
      <text:p text:style-name="P1">wox2 (cz) draws a card</text:p>
      <text:p text:style-name="P1">wox2 (cz) plays Flooded Strand from Hand</text:p>
      <text:p text:style-name="P1">Dapug taps Underground Sea</text:p>
      <text:p text:style-name="P1">Dapug taps Library of Alexandria</text:p>
      <text:p text:style-name="P1">Dapug taps Mox Jet</text:p>
      <text:p text:style-name="P1">Dapug plays Thirst for Knowledge from Hand</text:p>
      <text:p text:style-name="P1">wox2 (cz) taps Mox Sapphire</text:p>
      <text:p text:style-name="P1">wox2 (cz) taps Island</text:p>
      <text:p text:style-name="P1">wox2 (cz) plays Mana Drain from Hand</text:p>
      <text:p text:style-name="P1">Dapug puts Thirst for Knowledge to Graveyard from Play</text:p>
      <text:p text:style-name="P1">It is now turn 15 (Dapug)</text:p>
      <text:p text:style-name="P1">Dapug plays Mox Pearl from Hand</text:p>
      <text:p text:style-name="P1">wox2 (cz) taps Volcanic Island</text:p>
      <text:p text:style-name="P1">wox2 (cz) taps Underground Sea</text:p>
      <text:p text:style-name="P1">wox2 (cz) taps Mox Emerald</text:p>
      <text:p text:style-name="P1">wox2 (cz) taps Underground Sea</text:p>
      <text:p text:style-name="P1">wox2 (cz) plays Gifts Ungiven from Hand</text:p>
      <text:p text:style-name="P1">wox2 (cz) is looking its Library...</text:p>
      <text:p text:style-name="P1">wox2 (cz) puts Repeal into play from Library</text:p>
      <text:p text:style-name="P1">wox2 (cz) puts Mana Crypt into play from Library</text:p>
      <text:p text:style-name="P1">wox2 (cz) puts Tolarian Academy into play from Library</text:p>
      <text:p text:style-name="P1">wox2 (cz) puts Lotus Petal into play from Library</text:p>
      <text:p text:style-name="P1">wox2 (cz) puts Tolarian Academy to Hand from Play</text:p>
      <text:p text:style-name="P1">wox2 (cz) puts Repeal to Hand from Play</text:p>
      <text:p text:style-name="P1">wox2 (cz) puts Gifts Ungiven to Graveyard from Play</text:p>
      <text:p text:style-name="P1">wox2 (cz) taps Flooded Strand</text:p>
      <text:p text:style-name="P1">wox2 (cz) puts Flooded Strand to Graveyard from Play</text:p>
      <text:p text:style-name="P1">wox2 (cz)'s life total is now 12 (-1)</text:p>
      <text:p text:style-name="P1">wox2 (cz) puts Underground Sea into play from Library</text:p>
      <text:p text:style-name="P1">wox2 (cz) shuffles library</text:p>
      <text:p text:style-name="P1">It is now turn 16 (wox2 (cz))</text:p>
      <text:p text:style-name="P1">wox2 (cz) plays Sol Ring from Hand</text:p>
      <text:p text:style-name="P1">wox2 (cz) puts a 0/0 storm count token into play</text:p>
      <text:p text:style-name="P1">storm count now has 1 (+1) counters.</text:p>
      <text:p text:style-name="P1">wox2 (cz) taps Mox Sapphire</text:p>
      <text:p text:style-name="P1">wox2 (cz) plays Repeal from Hand</text:p>
      <text:p text:style-name="P1">wox2 (cz) puts Mox Sapphire to Hand from Play</text:p>
      <text:p text:style-name="P1">storm count now has 2 (+1) counters.</text:p>
      <text:p text:style-name="P1">wox2 (cz) draws a card</text:p>
      <text:p text:style-name="P1">wox2 (cz) puts Repeal to Graveyard from Play</text:p>
      <text:p text:style-name="P1">wox2 (cz) plays Mox Pearl from Hand</text:p>
      <text:p text:style-name="P1">storm count now has 3 (+1) counters.</text:p>
      <text:p text:style-name="P1">wox2 (cz) plays Mox Sapphire from Hand</text:p>
      <text:p text:style-name="P1">storm count now has 4 (+1) counters.</text:p>
      <text:p text:style-name="P1">wox2 (cz) plays Tolarian Academy from Hand</text:p>
      <text:p text:style-name="P1">wox2 (cz) plays Yawgmoth's Will from Hand</text:p>
      <text:p text:style-name="P1">wox2 (cz) taps Underground Sea</text:p>
      <text:p text:style-name="P2">&lt;wox2 (cz)&gt; g2</text:p>
      <text:p text:style-name="P2">&lt;wox2 (cz)&gt; side</text:p>
      <text:p text:style-name="P2">&lt;Dapug&gt; no</text:p>
      <text:p text:style-name="P2">&lt;Dapug&gt; combo out</text:p>
      <text:p text:style-name="P1">wox2 (cz) puts Yawgmoth's Will to RFG from Play</text:p>
      <text:p text:style-name="P1">storm count now has 5 (+1) counters.</text:p>
      <text:p text:style-name="P1">wox2 (cz) puts Black Lotus into play from Graveyard</text:p>
      <text:p text:style-name="P2">&lt;Dapug&gt; don't concede for me</text:p>
      <text:p text:style-name="P1">storm count now has 6 (+1) counters.</text:p>
      <text:p text:style-name="P1">wox2 (cz) puts Mana Crypt into play from Graveyard</text:p>
      <text:p text:style-name="P1">storm count now has 7 (+1) counters.</text:p>
      <text:p text:style-name="P1">wox2 (cz) puts Lotus Petal into play from Graveyard</text:p>
      <text:p text:style-name="P1">storm count now has 8 (+1) counters.</text:p>
      <text:p text:style-name="P1">wox2 (cz) puts Repeal into play from Graveyard</text:p>
      <text:p text:style-name="P1">wox2 (cz) taps Mox Sapphire</text:p>
      <text:p text:style-name="P1">storm count now has 9 (+1) counters.</text:p>
      <text:p text:style-name="P1">wox2 (cz) puts Mox Sapphire to Hand from Play</text:p>
      <text:p text:style-name="P1">wox2 (cz) puts Repeal to RFG from Play</text:p>
      <text:p text:style-name="P1">wox2 (cz) draws a card</text:p>
      <text:p text:style-name="P1">wox2 (cz) plays Mox Sapphire from Hand</text:p>
      <text:p text:style-name="P1">storm count now has 10 (+1) counters.</text:p>
      <text:p text:style-name="P1">wox2 (cz) taps Mox Sapphire</text:p>
      <text:p text:style-name="P1">wox2 (cz) plays Brainstorm from Hand</text:p>
      <text:p text:style-name="P1">storm count now has 11 (+1) counters.</text:p>
      <text:p text:style-name="P1">wox2 (cz) draws a card</text:p>
      <text:p text:style-name="P1">wox2 (cz) draws a card</text:p>
      <text:p text:style-name="P1">wox2 (cz) draws a card</text:p>
      <text:p text:style-name="P1">wox2 (cz) puts a card on top of Library from Hand</text:p>
      <text:p text:style-name="P1">wox2 (cz) puts a card on top of Library from Hand</text:p>
      <text:p text:style-name="P1">wox2 (cz) puts Brainstorm to RFG from Play</text:p>
      <text:p text:style-name="P1">wox2 (cz) puts Merchant Scroll into play from Graveyard</text:p>
      <text:p text:style-name="P1">wox2 (cz) taps Island</text:p>
      <text:p text:style-name="P1">wox2 (cz) taps Sol Ring</text:p>
      <text:p text:style-name="P1">storm count now has 12 (+1) counters.</text:p>
      <text:p text:style-name="P1">wox2 (cz) is looking its Library...</text:p>
      <text:p text:style-name="P1">wox2 (cz) puts Chain of Vapor into play from Library</text:p>
      <text:p text:style-name="P1">wox2 (cz) shuffles library</text:p>
      <text:p text:style-name="P1">wox2 (cz) stops looking its Library...</text:p>
      <text:p text:style-name="P1">wox2 (cz) puts Chain of Vapor to Hand from Play</text:p>
      <text:p text:style-name="P1">wox2 (cz) puts Merchant Scroll to RFG from Play</text:p>
      <text:p text:style-name="P1">wox2 (cz) puts Ancestral Recall into play from Graveyard</text:p>
      <text:p text:style-name="P1">wox2 (cz) taps Volcanic Island</text:p>
      <text:p text:style-name="P1">wox2 (cz) puts Ancestral Recall into play from RFG</text:p>
      <text:p text:style-name="P1">Dapug taps Underground Sea</text:p>
      <text:p text:style-name="P1">Dapug untaps Underground Sea</text:p>
      <text:p text:style-name="P1">Dapug taps Underground Sea</text:p>
      <text:p text:style-name="P1">Dapug taps Mox Jet</text:p>
      <text:p text:style-name="P1">Dapug plays Brain Freeze from Hand</text:p>
      <text:p text:style-name="P1">wox2 (cz) taps Tolarian Academy</text:p>
      <text:p text:style-name="P1">wox2 (cz) plays Brainstorm from Hand</text:p>
      <text:p text:style-name="P1">storm count now has 14 (+1) counters.</text:p>
      <text:p text:style-name="P1">wox2 (cz) draws a card</text:p>
      <text:p text:style-name="P1">wox2 (cz) draws a card</text:p>
      <text:p text:style-name="P1">wox2 (cz) draws a card</text:p>
      <text:p text:style-name="P1">wox2 (cz) puts a card on top of Library from Hand</text:p>
      <text:p text:style-name="P1">wox2 (cz) puts a card on top of Library from Hand</text:p>
      <text:p text:style-name="P1">wox2 (cz) puts Brainstorm to RFG from Play</text:p>
      <text:p text:style-name="P1">storm count now has 15 (+1) counters.</text:p>
      <text:p text:style-name="P1">wox2 (cz) plays Mana Drain from Hand</text:p>
      <text:p text:style-name="P1">wox2 (cz) puts Ancestral Recall to RFG from Play</text:p>
      <text:p text:style-name="P1">wox2 (cz) moves all cards from Library to RFG</text:p>
      <text:p text:style-name="P1">Dapug puts Brain Freeze to Graveyard from Play</text:p>
      <text:p text:style-name="P1">wox2 (cz) plays Tendrils of Agony from Hand</text:p>
      <text:p text:style-name="P2"/>
      <text:p text:style-name="P2">&lt;Dapug&gt; keep</text:p>
      <text:p text:style-name="P1">It is now the Precombat Main Phase</text:p>
      <text:p text:style-name="P2">&lt;wox2 (cz)&gt; Muligan</text:p>
      <text:p text:style-name="P2">&lt;wox2 (cz)&gt; kp</text:p>
      <text:p text:style-name="P1">Dapug plays Polluted Delta from Hand</text:p>
      <text:p text:style-name="P1">Dapug taps Polluted Delta</text:p>
      <text:p text:style-name="P1">Dapug puts Polluted Delta to Graveyard from Play</text:p>
      <text:p text:style-name="P1">Dapug's life total is now 19 (-1)</text:p>
      <text:p text:style-name="P1">Dapug is looking its Library...</text:p>
      <text:p text:style-name="P1">Dapug puts Island into play from Library</text:p>
      <text:p text:style-name="P1">Dapug taps Island</text:p>
      <text:p text:style-name="P1">Dapug plays Brainstorm from Hand</text:p>
      <text:p text:style-name="P1">Dapug draws a card</text:p>
      <text:p text:style-name="P1">Dapug draws a card</text:p>
      <text:p text:style-name="P1">Dapug draws a card</text:p>
      <text:p text:style-name="P1">Dapug puts a card on top of Library from Hand</text:p>
      <text:p text:style-name="P1">Dapug puts a card on top of Library from Hand</text:p>
      <text:p text:style-name="P1">Dapug puts Brainstorm to Graveyard from Play</text:p>
      <text:p text:style-name="P1">Dapug plays Black Lotus from Hand</text:p>
      <text:p text:style-name="P1">Dapug taps Black Lotus</text:p>
      <text:p text:style-name="P1">Dapug puts Black Lotus to Graveyard from Play</text:p>
      <text:p text:style-name="P1">Dapug plays Merchant Scroll from Hand</text:p>
      <text:p text:style-name="P2">&lt;Dapug&gt; Ok?</text:p>
      <text:p text:style-name="P2">&lt;wox2 (cz)&gt; Ok</text:p>
      <text:p text:style-name="P1">Dapug is looking its Library...</text:p>
      <text:p text:style-name="P1">Dapug puts Ancestral Recall into play from Library</text:p>
      <text:p text:style-name="P1">Dapug shuffles library</text:p>
      <text:p text:style-name="P1">Dapug stops looking its Library...</text:p>
      <text:p text:style-name="P1">Dapug puts Ancestral Recall to Hand from Play</text:p>
      <text:p text:style-name="P1">Dapug shuffles library</text:p>
      <text:p text:style-name="P1">Dapug puts Merchant Scroll to Graveyard from Play</text:p>
      <text:p text:style-name="P1">Dapug plays Ancestral Recall from Hand</text:p>
      <text:p text:style-name="P1">wox2 (cz) plays Misdirection from Hand</text:p>
      <text:p text:style-name="P1">wox2 (cz) puts Merchant Scroll to RFG from Hand</text:p>
      <text:p text:style-name="P1">wox2 (cz)'s life total is now 19 (-1)</text:p>
      <text:p text:style-name="P1">Dapug plays Force of Will from Hand</text:p>
      <text:p text:style-name="P1">wox2 (cz)'s life total is now 20 (+1)</text:p>
      <text:p text:style-name="P1">Dapug puts Fact or Fiction to RFG from Hand</text:p>
      <text:p text:style-name="P2">&lt;wox2 (cz)&gt; Ok</text:p>
      <text:p text:style-name="P1">Dapug's life total is now 18 (-1)</text:p>
      <text:p text:style-name="P1">wox2 (cz) puts Misdirection to Graveyard from Play</text:p>
      <text:p text:style-name="P1">Dapug puts Force of Will to Graveyard from Play</text:p>
      <text:p text:style-name="P1">Dapug draws a card</text:p>
      <text:p text:style-name="P1">Dapug draws a card</text:p>
      <text:p text:style-name="P1">Dapug draws a card</text:p>
      <text:p text:style-name="P1">Dapug puts Ancestral Recall to Graveyard from Play</text:p>
      <text:p text:style-name="P2">&lt;Dapug&gt; End my turn</text:p>
      <text:p text:style-name="P2">&lt;wox2 (cz)&gt; please don´t use arrows</text:p>
      <text:p text:style-name="P1">It is now turn 2 (wox2 (cz))</text:p>
      <text:p text:style-name="P1">It is now the Beginning Phase, Untap Step</text:p>
      <text:p text:style-name="P1">It is now the Beginning Phase, Draw Step</text:p>
      <text:p text:style-name="P1">wox2 (cz) draws a card</text:p>
      <text:p text:style-name="P1">It is now the Precombat Main Phase</text:p>
      <text:p text:style-name="P1">wox2 (cz) plays Island from Hand</text:p>
      <text:p text:style-name="P1">wox2 (cz) plays Mox Jet from Hand</text:p>
      <text:p text:style-name="P1">It is now the End Phase, End Of Turn Step</text:p>
      <text:p text:style-name="P2">&lt;Dapug&gt; i will continue to use them</text:p>
      <text:p text:style-name="P2">&lt;wox2 (cz)&gt; End my turn</text:p>
      <text:p text:style-name="P1">It is now turn 3 (Dapug)</text:p>
      <text:p text:style-name="P1">It is now the Beginning Phase, Untap Step</text:p>
      <text:p text:style-name="P1">Dapug untaps his/her permanents</text:p>
      <text:p text:style-name="P1">Dapug draws a card</text:p>
      <text:p text:style-name="P2">&lt;wox2 (cz)&gt; hmm</text:p>
      <text:p text:style-name="P1">It is now the Precombat Main Phase</text:p>
      <text:p text:style-name="P2">&lt;wox2 (cz)&gt; ok</text:p>
      <text:p text:style-name="P1">Dapug plays Underground Sea from Hand</text:p>
      <text:p text:style-name="P1">Dapug taps Island</text:p>
      <text:p text:style-name="P1">Dapug taps Underground Sea</text:p>
      <text:p text:style-name="P1">Dapug plays Demonic Tutor from Hand</text:p>
      <text:p text:style-name="P2">&lt;Dapug&gt; Ok?</text:p>
      <text:p text:style-name="P2">&lt;wox2 (cz)&gt; Ok</text:p>
      <text:p text:style-name="P1">Dapug is looking its Library...</text:p>
      <text:p text:style-name="P2">&lt;Dapug&gt; Thinking</text:p>
      <text:p text:style-name="P1">Dapug puts card to Hand from Library</text:p>
      <text:p text:style-name="P1">Dapug shuffles library</text:p>
      <text:p text:style-name="P1">Dapug stops looking its Library...</text:p>
      <text:p text:style-name="P1">Dapug shuffles library</text:p>
      <text:p text:style-name="P1">Dapug puts Demonic Tutor to Graveyard from Play</text:p>
      <text:p text:style-name="P2">&lt;Dapug&gt; End my turn</text:p>
      <text:p text:style-name="P1">It is now turn 4 (wox2 (cz))</text:p>
      <text:p text:style-name="P1">It is now the Beginning Phase, Untap Step</text:p>
      <text:p text:style-name="P1">It is now the Beginning Phase, Draw Step</text:p>
      <text:p text:style-name="P1">wox2 (cz) draws a card</text:p>
      <text:p text:style-name="P1">It is now the Precombat Main Phase</text:p>
      <text:p text:style-name="P1">wox2 (cz) taps Island</text:p>
      <text:p text:style-name="P1">wox2 (cz) plays Brainstorm from Hand</text:p>
      <text:p text:style-name="P2">&lt;Dapug&gt; Ok</text:p>
      <text:p text:style-name="P1">wox2 (cz) draws a card</text:p>
      <text:p text:style-name="P1">wox2 (cz) draws a card</text:p>
      <text:p text:style-name="P1">wox2 (cz) draws a card</text:p>
      <text:p text:style-name="P1">wox2 (cz) puts a card on top of Library from Hand</text:p>
      <text:p text:style-name="P1">wox2 (cz) puts a card on top of Library from Hand</text:p>
      <text:p text:style-name="P1">wox2 (cz) puts Brainstorm to Graveyard from Play</text:p>
      <text:p text:style-name="P1">wox2 (cz) plays Polluted Delta from Hand</text:p>
      <text:p text:style-name="P1">wox2 (cz) taps Polluted Delta</text:p>
      <text:p text:style-name="P1">wox2 (cz) puts Polluted Delta to Graveyard from Play</text:p>
      <text:p text:style-name="P1">wox2 (cz)'s life total is now 19 (-1)</text:p>
      <text:p text:style-name="P1">wox2 (cz) is looking its Library...</text:p>
      <text:p text:style-name="P1">wox2 (cz) puts Island into play from Library</text:p>
      <text:p text:style-name="P1">wox2 (cz) shuffles library</text:p>
      <text:p text:style-name="P1">wox2 (cz) stops looking its Library...</text:p>
      <text:p text:style-name="P1">It is now the End Phase, End Of Turn Step</text:p>
      <text:p text:style-name="P2">&lt;wox2 (cz)&gt; End my turn</text:p>
      <text:p text:style-name="P1">It is now turn 5 (Dapug)</text:p>
      <text:p text:style-name="P1">It is now the Beginning Phase, Untap Step</text:p>
      <text:p text:style-name="P1">Dapug untaps his/her permanents</text:p>
      <text:p text:style-name="P1">Dapug draws a card</text:p>
      <text:p text:style-name="P1">It is now the Precombat Main Phase</text:p>
      <text:p text:style-name="P1">Dapug plays Mox Ruby from Hand</text:p>
      <text:p text:style-name="P2">&lt;Dapug&gt; Ok?</text:p>
      <text:p text:style-name="P2">&lt;wox2 (cz)&gt; Ok</text:p>
      <text:p text:style-name="P1">Dapug plays Mox Jet from Hand</text:p>
      <text:p text:style-name="P2">&lt;Dapug&gt; Ok?</text:p>
      <text:p text:style-name="P2">&lt;wox2 (cz)&gt; Ok</text:p>
      <text:p text:style-name="P2">&lt;Dapug&gt; Thinking</text:p>
      <text:p text:style-name="P1">Dapug taps Mox Ruby</text:p>
      <text:p text:style-name="P1">Dapug taps Mox Jet</text:p>
      <text:p text:style-name="P1">Dapug taps Island</text:p>
      <text:p text:style-name="P1">Dapug plays Yawgmoth's Will from Hand</text:p>
      <text:p text:style-name="P2">&lt;Dapug&gt; Ok?</text:p>
      <text:p text:style-name="P2">&lt;wox2 (cz)&gt; Ok</text:p>
      <text:p text:style-name="P1">Dapug puts Yawgmoth's Will to RFG from Play</text:p>
      <text:p text:style-name="P1">Dapug puts a 0/0 Storm token into play</text:p>
      <text:p text:style-name="P1">Dapug puts Black Lotus into play from Graveyard</text:p>
      <text:p text:style-name="P2">&lt;Dapug&gt; Thinking</text:p>
      <text:p text:style-name="P1">Dapug taps Black Lotus</text:p>
      <text:p text:style-name="P1">Dapug puts Black Lotus to RFG from Play</text:p>
      <text:p text:style-name="P1">Dapug puts Ancestral Recall into play from Graveyard</text:p>
      <text:p text:style-name="P2">&lt;wox2 (cz)&gt; Ok</text:p>
      <text:p text:style-name="P1">Dapug draws a card</text:p>
      <text:p text:style-name="P1">Dapug draws a card</text:p>
      <text:p text:style-name="P1">Dapug draws a card</text:p>
      <text:p text:style-name="P1">Dapug puts Ancestral Recall to RFG from Play</text:p>
      <text:p text:style-name="P1">Dapug taps Underground Sea</text:p>
      <text:p text:style-name="P1">Dapug plays Duress from Hand</text:p>
      <text:p text:style-name="P1">wox2 (cz) reveals a Underground Sea</text:p>
      <text:p text:style-name="P1">wox2 (cz) reveals a Underground Sea</text:p>
      <text:p text:style-name="P1">wox2 (cz) reveals a Mox Ruby</text:p>
      <text:p text:style-name="P1">wox2 (cz) puts Mox Ruby to Graveyard from Hand</text:p>
      <text:p text:style-name="P1">Dapug puts Duress to RFG from Play</text:p>
      <text:p text:style-name="P1">Dapug puts Polluted Delta into play from Graveyard</text:p>
      <text:p text:style-name="P1">Dapug taps Polluted Delta</text:p>
      <text:p text:style-name="P1">Dapug puts Polluted Delta to RFG from Play</text:p>
      <text:p text:style-name="P1">Dapug's life total is now 17 (-1)</text:p>
      <text:p text:style-name="P1">Dapug is looking its Library...</text:p>
      <text:p text:style-name="P1">Dapug puts Underground Sea into play from Library</text:p>
      <text:p text:style-name="P1">Dapug shuffles library</text:p>
      <text:p text:style-name="P1">Dapug stops looking its Library...</text:p>
      <text:p text:style-name="P1">Dapug shuffles library</text:p>
      <text:p text:style-name="P1">Dapug puts Brainstorm into play from Graveyard</text:p>
      <text:p text:style-name="P1">Dapug draws a card</text:p>
      <text:p text:style-name="P1">Dapug draws a card</text:p>
      <text:p text:style-name="P1">Dapug draws a card</text:p>
      <text:p text:style-name="P1">Dapug puts a card on top of Library from Hand</text:p>
      <text:p text:style-name="P1">Dapug puts a card on top of Library from Hand</text:p>
      <text:p text:style-name="P1">Dapug puts Brainstorm to RFG from Play</text:p>
      <text:p text:style-name="P1">Dapug taps Underground Sea</text:p>
      <text:p text:style-name="P1">Dapug puts Demonic Tutor into play from Graveyard</text:p>
      <text:p text:style-name="P1">Dapug is looking its Library...</text:p>
      <text:p text:style-name="P1">Dapug puts card to Hand from Library</text:p>
      <text:p text:style-name="P1">Dapug shuffles library</text:p>
      <text:p text:style-name="P1">Dapug stops looking its Library...</text:p>
      <text:p text:style-name="P1">Dapug shuffles library</text:p>
      <text:p text:style-name="P1">Dapug puts Demonic Tutor to RFG from Play</text:p>
      <text:p text:style-name="P2">&lt;Dapug&gt; End my turn</text:p>
      <text:p text:style-name="P1">It is now turn 6 (wox2 (cz))</text:p>
      <text:p text:style-name="P1">It is now the Beginning Phase, Untap Step</text:p>
      <text:p text:style-name="P1">wox2 (cz) untaps his/her permanents</text:p>
      <text:p text:style-name="P1">It is now the Beginning Phase, Upkeep Step</text:p>
      <text:p text:style-name="P1">It is now the Beginning Phase, Draw Step</text:p>
      <text:p text:style-name="P1">wox2 (cz) draws a card</text:p>
      <text:p text:style-name="P1">It is now the Precombat Main Phase</text:p>
      <text:p text:style-name="P1">wox2 (cz) plays Underground Sea from Hand</text:p>
      <text:p text:style-name="P1">It is now the End Phase, End Of Turn Step</text:p>
      <text:p text:style-name="P2">&lt;wox2 (cz)&gt; End my turn</text:p>
      <text:p text:style-name="P1">It is now turn 7 (Dapug)</text:p>
      <text:p text:style-name="P1">It is now the Beginning Phase, Untap Step</text:p>
      <text:p text:style-name="P1">Dapug untaps his/her permanents</text:p>
      <text:p text:style-name="P1">Dapug draws a card</text:p>
      <text:p text:style-name="P1">Dapug plays Tolarian Academy from Hand</text:p>
      <text:p text:style-name="P1">It is now the Postcombat Main Phase</text:p>
      <text:p text:style-name="P2">&lt;Dapug&gt; Thinking</text:p>
      <text:p text:style-name="P2">&lt;Dapug&gt; End my turn</text:p>
      <text:p text:style-name="P1">It is now turn 8 (wox2 (cz))</text:p>
      <text:p text:style-name="P1">It is now the Beginning Phase, Untap Step</text:p>
      <text:p text:style-name="P1">It is now the Beginning Phase, Draw Step</text:p>
      <text:p text:style-name="P1">wox2 (cz) draws a card</text:p>
      <text:p text:style-name="P1">It is now the Precombat Main Phase</text:p>
      <text:p text:style-name="P1">wox2 (cz) plays Underground Sea from Hand</text:p>
      <text:p text:style-name="P1">It is now the End Phase, End Of Turn Step</text:p>
      <text:p text:style-name="P2">&lt;wox2 (cz)&gt; End my turn</text:p>
      <text:p text:style-name="P1">Dapug taps Tolarian Academy</text:p>
      <text:p text:style-name="P1">Dapug taps Mox Ruby</text:p>
      <text:p text:style-name="P1">Dapug taps Mox Jet</text:p>
      <text:p text:style-name="P1">Dapug plays Gifts Ungiven from Hand</text:p>
      <text:p text:style-name="P2">&lt;Dapug&gt; Ok?</text:p>
      <text:p text:style-name="P2">&lt;wox2 (cz)&gt; Thinking</text:p>
      <text:p text:style-name="P1">wox2 (cz) taps Island</text:p>
      <text:p text:style-name="P1">wox2 (cz) taps Island</text:p>
      <text:p text:style-name="P1">wox2 (cz) taps Mox Jet</text:p>
      <text:p text:style-name="P1">wox2 (cz) taps Underground Sea</text:p>
      <text:p text:style-name="P1">wox2 (cz) taps Underground Sea</text:p>
      <text:p text:style-name="P1">wox2 (cz) plays Skeletal Scrying from Hand</text:p>
      <text:p text:style-name="P1">wox2 (cz) puts Mox Ruby to RFG from Graveyard</text:p>
      <text:p text:style-name="P1">wox2 (cz) puts Polluted Delta to RFG from Graveyard</text:p>
      <text:p text:style-name="P1">wox2 (cz) puts Brainstorm to RFG from Graveyard</text:p>
      <text:p text:style-name="P1">wox2 (cz) puts Misdirection to RFG from Graveyard</text:p>
      <text:p text:style-name="P1">Dapug taps Island</text:p>
      <text:p text:style-name="P1">Dapug taps Underground Sea</text:p>
      <text:p text:style-name="P1">Dapug plays Mana Drain from Hand</text:p>
      <text:p text:style-name="P2">&lt;wox2 (cz)&gt; Ok</text:p>
      <text:p text:style-name="P1">wox2 (cz) puts Skeletal Scrying to Graveyard from Play</text:p>
      <text:p text:style-name="P1">Dapug puts Mana Drain to Graveyard from Play</text:p>
      <text:p text:style-name="P1">Dapug is looking its Library...</text:p>
      <text:p text:style-name="P2">&lt;Dapug&gt; Thinking</text:p>
      <text:p text:style-name="P1">Dapug puts Gush into play from Library</text:p>
      <text:p text:style-name="P1">Dapug puts Merchant Scroll into play from Library</text:p>
      <text:p text:style-name="P1">Dapug puts Thirst for Knowledge into play from Library</text:p>
      <text:p text:style-name="P1">Dapug puts Time Walk into play from Library</text:p>
      <text:p text:style-name="P1">Dapug shuffles library</text:p>
      <text:p text:style-name="P1">Dapug stops looking its Library...</text:p>
      <text:p text:style-name="P1">wox2 (cz) is now the controller of Gush</text:p>
      <text:p text:style-name="P1">wox2 (cz) is now the controller of Merchant Scroll</text:p>
      <text:p text:style-name="P1">wox2 (cz) is now the controller of Thirst for Knowledge</text:p>
      <text:p text:style-name="P1">wox2 (cz) is now the controller of Time Walk</text:p>
      <text:p text:style-name="P1">Dapug shuffles library</text:p>
      <text:p text:style-name="P2">&lt;wox2 (cz)&gt; Thinking</text:p>
      <text:p text:style-name="P1">Dapug is now the controller of Time Walk</text:p>
      <text:p text:style-name="P1">Dapug is now the controller of Gush</text:p>
      <text:p text:style-name="P1">wox2 (cz) puts Merchant Scroll to Graveyard from Play</text:p>
      <text:p text:style-name="P1">wox2 (cz) puts Thirst for Knowledge to Graveyard from Play</text:p>
      <text:p text:style-name="P1">Dapug puts Gifts Ungiven to Graveyard from Play</text:p>
      <text:p text:style-name="P1">Dapug puts Time Walk to Hand from Play</text:p>
      <text:p text:style-name="P1">Dapug puts Gush to Hand from Play</text:p>
      <text:p text:style-name="P1">It is now turn 9 (Dapug)</text:p>
      <text:p text:style-name="P1">It is now the Beginning Phase, Untap Step</text:p>
      <text:p text:style-name="P1">Dapug untaps his/her permanents</text:p>
      <text:p text:style-name="P1">Dapug draws a card</text:p>
      <text:p text:style-name="P1">It is now the Precombat Main Phase</text:p>
      <text:p text:style-name="P1">Dapug taps Underground Sea</text:p>
      <text:p text:style-name="P1">Dapug taps Island</text:p>
      <text:p text:style-name="P1">Dapug plays Gush from Hand</text:p>
      <text:p text:style-name="P1">Dapug puts Island to Hand from Play</text:p>
      <text:p text:style-name="P1">Dapug puts Underground Sea to Hand from Play</text:p>
      <text:p text:style-name="P1">Dapug draws a card</text:p>
      <text:p text:style-name="P1">Dapug draws a card</text:p>
      <text:p text:style-name="P1">Dapug puts Gush to Graveyard from Play</text:p>
      <text:p text:style-name="P2">&lt;Dapug&gt; Thinking</text:p>
      <text:p text:style-name="P1">Dapug plays Sol Ring from Hand</text:p>
      <text:p text:style-name="P1">Dapug plays Engineered Explosives from Hand</text:p>
      <text:p text:style-name="P1">Engineered Explosives's note changed: 0</text:p>
      <text:p text:style-name="P1">Dapug taps Tolarian Academy</text:p>
      <text:p text:style-name="P1">Dapug plays Time Walk from Hand</text:p>
      <text:p text:style-name="P2">&lt;wox2 (cz)&gt; Ok</text:p>
      <text:p text:style-name="P1">Dapug puts Time Walk to Graveyard from Play</text:p>
      <text:p text:style-name="P1">Dapug taps Mox Jet</text:p>
      <text:p text:style-name="P1">Dapug plays Dark Confidant from Hand</text:p>
      <text:p text:style-name="P1">Dapug taps Sol Ring</text:p>
      <text:p text:style-name="P1">Dapug plays Mind's Desire from Hand</text:p>
      <text:p text:style-name="P2">&lt;Dapug&gt; 6</text:p>
      <text:p text:style-name="P2">&lt;wox2 (cz)&gt; Ok</text:p>
      <text:p text:style-name="P1">Dapug shuffles library</text:p>
      <text:p text:style-name="P1">Dapug puts Mana Crypt into play from Library</text:p>
      <text:p text:style-name="P1">Dapug shuffles library</text:p>
      <text:p text:style-name="P1">Dapug puts Brainstorm into play from Library</text:p>
      <text:p text:style-name="P1">Dapug shuffles library</text:p>
      <text:p text:style-name="P1">Dapug puts Polluted Delta into play from Library</text:p>
      <text:p text:style-name="P1">Dapug shuffles library</text:p>
      <text:p text:style-name="P1">Dapug puts Force of Will into play from Library</text:p>
      <text:p text:style-name="P1">Dapug shuffles library</text:p>
      <text:p text:style-name="P1">Dapug puts Brain Freeze into play from Library</text:p>
      <text:p text:style-name="P2">&lt;Dapug&gt; with one desire on stack</text:p>
      <text:p text:style-name="P2">&lt;Dapug&gt; brainstorm</text:p>
      <text:p text:style-name="P2">&lt;wox2 (cz)&gt; Ok</text:p>
      <text:p text:style-name="P1">Dapug draws a card</text:p>
      <text:p text:style-name="P1">Dapug draws a card</text:p>
      <text:p text:style-name="P1">Dapug draws a card</text:p>
      <text:p text:style-name="P1">Dapug puts a card on top of Library from Hand</text:p>
      <text:p text:style-name="P1">Dapug puts a card on top of Library from Hand</text:p>
      <text:p text:style-name="P1">Dapug puts Brainstorm to Graveyard from Play</text:p>
      <text:p text:style-name="P1">Dapug shuffles library</text:p>
      <text:p text:style-name="P1">Dapug puts Island into play from Library</text:p>
      <text:p text:style-name="P1">Dapug puts Mind's Desire to Graveyard from Play</text:p>
      <text:p text:style-name="P2">&lt;Dapug&gt; Thinking</text:p>
      <text:p text:style-name="P1">Dapug plays Merchant Scroll from Hand</text:p>
      <text:p text:style-name="P1">Dapug taps Mox Ruby</text:p>
      <text:p text:style-name="P1">Dapug is looking its Library...</text:p>
      <text:p text:style-name="P2">&lt;Dapug&gt; Thinking</text:p>
      <text:p text:style-name="P1">Dapug puts Repeal into play from Library</text:p>
      <text:p text:style-name="P1">Dapug puts Repeal to Hand from Play</text:p>
      <text:p text:style-name="P1">Dapug shuffles library</text:p>
      <text:p text:style-name="P1">Dapug stops looking its Library...</text:p>
      <text:p text:style-name="P1">Dapug shuffles library</text:p>
      <text:p text:style-name="P1">Dapug puts Merchant Scroll to Graveyard from Play</text:p>
      <text:p text:style-name="P1">Dapug taps Mana Crypt</text:p>
      <text:p text:style-name="P1">Dapug plays Repeal from Hand</text:p>
      <text:p text:style-name="P1">Dapug puts Mana Crypt to Hand from Play</text:p>
      <text:p text:style-name="P1">Dapug draws a card</text:p>
      <text:p text:style-name="P1">Dapug puts Repeal to Graveyard from Play</text:p>
      <text:p text:style-name="P2">&lt;Dapug&gt; Thinking</text:p>
      <text:p text:style-name="P1">Dapug plays Lotus Petal from Hand</text:p>
      <text:p text:style-name="P1">Dapug plays Mana Crypt from Hand</text:p>
      <text:p text:style-name="P1">Dapug taps Island</text:p>
      <text:p text:style-name="P1">Dapug taps Underground Sea</text:p>
      <text:p text:style-name="P1">Dapug plays Mana Drain from Hand</text:p>
      <text:p text:style-name="P1">Dapug puts Force of Will to RFG from Hand</text:p>
      <text:p text:style-name="P1">Dapug's life total is now 16 (-1)</text:p>
      <text:p text:style-name="P1">Dapug puts Force of Will to Graveyard from Play</text:p>
      <text:p text:style-name="P1">Dapug puts Mana Drain to Graveyard from Play</text:p>
      <text:p text:style-name="P1">Dapug taps Lotus Petal</text:p>
      <text:p text:style-name="P1">Dapug puts Lotus Petal to Graveyard from Play</text:p>
      <text:p text:style-name="P1">Dapug plays Mana Drain from Hand</text:p>
      <text:p text:style-name="P1">Dapug puts Mana Crypt to Graveyard from Play</text:p>
      <text:p text:style-name="P1">Dapug puts Mana Drain to Graveyard from Play</text:p>
      <text:p text:style-name="P2">&lt;wox2 (cz)&gt; g2</text:p>
      <text:p text:style-name="P2">&lt;Dapug&gt; 3</text:p>
      <text:p text:style-name="P2">&lt;wox2 (cz)&gt; 3</text:p>
      <text:p text:style-name="P2">&lt;Opponent is requesting a new game&gt;</text:p>
      <text:p text:style-name="P1">Dapug shuffles library</text:p>
      <text:p text:style-name="P1">Dapug draws 0 cards</text:p>
      <text:p text:style-name="P1">wox2 (cz) shuffles library</text:p>
      <text:p text:style-name="P2">&lt;wox2 (cz)&gt; I am ready.</text:p>
      <text:p text:style-name="P1">wox2 (cz) draws 0 cards</text:p>
      <text:p text:style-name="P2">&lt;-------- New Game Started --------&gt;</text:p>
      <text:p text:style-name="P1">Dapug's Security Code: 157C17F9/sb [Type 1]</text:p>
      <text:p text:style-name="P1">wox2 (cz)'s Security Code: 0BDC310F/sb [???]</text:p>
      <text:p text:style-name="P1">It is now turn 1 (wox2 (cz))</text:p>
      <text:p text:style-name="P1">It is now the Beginning Phase, Untap Step</text:p>
      <text:p text:style-name="P1">wox2 (cz) shuffles library</text:p>
      <text:p text:style-name="P1">wox2 (cz) shuffles library</text:p>
      <text:p text:style-name="P2">&lt;wox2 (cz)&gt; p</text:p>
      <text:p text:style-name="P1">wox2 (cz) shuffles library</text:p>
      <text:p text:style-name="P1">wox2 (cz) shuffles library</text:p>
      <text:p text:style-name="P1">It is now the Precombat Main Phase</text:p>
      <text:p text:style-name="P1">wox2 (cz) shuffles library</text:p>
      <text:p text:style-name="P1">Dapug shuffles library</text:p>
      <text:p text:style-name="P1">wox2 (cz) draws a card</text:p>
      <text:p text:style-name="P1">wox2 (cz) draws a card</text:p>
      <text:p text:style-name="P1">wox2 (cz) draws a card</text:p>
      <text:p text:style-name="P1">Dapug shuffles library</text:p>
      <text:p text:style-name="P1">wox2 (cz) draws a card</text:p>
      <text:p text:style-name="P1">wox2 (cz) draws a card</text:p>
      <text:p text:style-name="P1">wox2 (cz) draws a card</text:p>
      <text:p text:style-name="P1">Dapug shuffles library</text:p>
      <text:p text:style-name="P1">Dapug draws 7 cards</text:p>
      <text:p text:style-name="P1">wox2 (cz) draws a card</text:p>
      <text:p text:style-name="P2">&lt;wox2 (cz)&gt; Thinking</text:p>
      <text:p text:style-name="P2">&lt;wox2 (cz)&gt; kp</text:p>
      <text:p text:style-name="P2">&lt;Dapug&gt; keep</text:p>
      <text:p text:style-name="P1">wox2 (cz) plays Mox Emerald from Hand</text:p>
      <text:p text:style-name="P2">&lt;wox2 (cz)&gt; Ok?</text:p>
      <text:p text:style-name="P2">&lt;Dapug&gt; Ok</text:p>
      <text:p text:style-name="P1">wox2 (cz) taps Mox Emerald</text:p>
      <text:p text:style-name="P1">wox2 (cz) plays Sol Ring from Hand</text:p>
      <text:p text:style-name="P1">wox2 (cz) plays Island from Hand</text:p>
      <text:p text:style-name="P1">wox2 (cz) plays Lotus Petal from Hand</text:p>
      <text:p text:style-name="P1">wox2 (cz) taps Lotus Petal</text:p>
      <text:p text:style-name="P1">wox2 (cz) taps Island</text:p>
      <text:p text:style-name="P1">wox2 (cz) taps Sol Ring</text:p>
      <text:p text:style-name="P1">wox2 (cz) puts Lotus Petal to Graveyard from Play</text:p>
      <text:p text:style-name="P1">wox2 (cz) plays Gifts Ungiven from Hand</text:p>
      <text:p text:style-name="P2">&lt;Dapug&gt; Ok</text:p>
      <text:p text:style-name="P1">wox2 (cz) is looking its Library...</text:p>
      <text:p text:style-name="P1">wox2 (cz) puts Mana Drain into play from Library</text:p>
      <text:p text:style-name="P1">wox2 (cz) puts Merchant Scroll into play from Library</text:p>
      <text:p text:style-name="P1">wox2 (cz) puts Tolarian Academy into play from Library</text:p>
      <text:p text:style-name="P1">wox2 (cz) puts Gifts Ungiven into play from Library</text:p>
      <text:p text:style-name="P1">wox2 (cz) shuffles library</text:p>
      <text:p text:style-name="P1">wox2 (cz) stops looking its Library...</text:p>
      <text:p text:style-name="P1">Dapug is now the controller of Gifts Ungiven</text:p>
      <text:p text:style-name="P1">Dapug is now the controller of Mana Drain</text:p>
      <text:p text:style-name="P1">Dapug is now the controller of Merchant Scroll</text:p>
      <text:p text:style-name="P1">Dapug is now the controller of Tolarian Academy</text:p>
      <text:p text:style-name="P1">Dapug puts Tolarian Academy to Graveyard from Play</text:p>
      <text:p text:style-name="P1">Dapug puts Gifts Ungiven to Graveyard from Play</text:p>
      <text:p text:style-name="P1">wox2 (cz) is now the controller of Mana Drain</text:p>
      <text:p text:style-name="P1">wox2 (cz) is now the controller of Merchant Scroll</text:p>
      <text:p text:style-name="P1">wox2 (cz) puts Merchant Scroll to Hand from Play</text:p>
      <text:p text:style-name="P1">wox2 (cz) puts Mana Drain to Hand from Play</text:p>
      <text:p text:style-name="P1">wox2 (cz) puts Gifts Ungiven to Graveyard from Play</text:p>
      <text:p text:style-name="P1">It is now the End Phase, End Of Turn Step</text:p>
      <text:p text:style-name="P2">&lt;wox2 (cz)&gt; End my turn</text:p>
      <text:p text:style-name="P1">It is now turn 2 (Dapug)</text:p>
      <text:p text:style-name="P1">It is now the Beginning Phase, Untap Step</text:p>
      <text:p text:style-name="P1">Dapug draws a card</text:p>
      <text:p text:style-name="P1">Dapug plays Library of Alexandria from Hand</text:p>
      <text:p text:style-name="P2">&lt;Dapug&gt; End my turn</text:p>
      <text:p text:style-name="P1">It is now turn 3 (wox2 (cz))</text:p>
      <text:p text:style-name="P1">It is now the Beginning Phase, Untap Step</text:p>
      <text:p text:style-name="P1">wox2 (cz) untaps his/her permanents</text:p>
      <text:p text:style-name="P1">It is now the Beginning Phase, Upkeep Step</text:p>
      <text:p text:style-name="P1">It is now the Beginning Phase, Draw Step</text:p>
      <text:p text:style-name="P1">wox2 (cz) draws a card</text:p>
      <text:p text:style-name="P1">It is now the Precombat Main Phase</text:p>
      <text:p text:style-name="P1">wox2 (cz) plays Underground Sea from Hand</text:p>
      <text:p text:style-name="P1">wox2 (cz) taps Island</text:p>
      <text:p text:style-name="P1">wox2 (cz) taps Mox Emerald</text:p>
      <text:p text:style-name="P1">wox2 (cz) plays Merchant Scroll from Hand</text:p>
      <text:p text:style-name="P2">&lt;wox2 (cz)&gt; Ok?</text:p>
      <text:p text:style-name="P2">&lt;Dapug&gt; Ok</text:p>
      <text:p text:style-name="P1">wox2 (cz) puts Merchant Scroll to Graveyard from Play</text:p>
      <text:p text:style-name="P1">wox2 (cz) is looking its Library...</text:p>
      <text:p text:style-name="P1">wox2 (cz) puts Ancestral Recall into play from Library</text:p>
      <text:p text:style-name="P1">wox2 (cz) shuffles library</text:p>
      <text:p text:style-name="P1">wox2 (cz) stops looking its Library...</text:p>
      <text:p text:style-name="P1">wox2 (cz) puts Ancestral Recall to Hand from Play</text:p>
      <text:p text:style-name="P1">It is now the End Phase, End Of Turn Step</text:p>
      <text:p text:style-name="P2">&lt;wox2 (cz)&gt; End my turn</text:p>
      <text:p text:style-name="P1">Dapug taps Library of Alexandria</text:p>
      <text:p text:style-name="P2">&lt;wox2 (cz)&gt; Thinking</text:p>
      <text:p text:style-name="P1">Dapug draws a card</text:p>
      <text:p text:style-name="P1">Dapug undone last draw [1 card(s)]</text:p>
      <text:p text:style-name="P2">&lt;wox2 (cz)&gt; I am not sure how alexandri works</text:p>
      <text:p text:style-name="P2">&lt;wox2 (cz)&gt; if you have no seven cards</text:p>
      <text:p text:style-name="P2">&lt;wox2 (cz)&gt; so you know it?</text:p>
      <text:p text:style-name="P2">&lt;wox2 (cz)&gt; do</text:p>
      <text:p text:style-name="P2">&lt;Dapug&gt; ask judges</text:p>
      <text:p text:style-name="P2">&lt;wox2 (cz)&gt; ok</text:p>
      <text:p text:style-name="P2">&lt;wox2 (cz)&gt; draw</text:p>
      <text:p text:style-name="P1">Dapug draws a card</text:p>
      <text:p text:style-name="P1">It is now turn 4 (Dapug)</text:p>
      <text:p text:style-name="P1">It is now the Beginning Phase, Untap Step</text:p>
      <text:p text:style-name="P1">Dapug untaps his/her permanents</text:p>
      <text:p text:style-name="P1">Dapug draws a card</text:p>
      <text:p text:style-name="P1">It is now the Precombat Main Phase</text:p>
      <text:p text:style-name="P1">Dapug plays Underground Sea from Hand</text:p>
      <text:p text:style-name="P1">Dapug plays Black Lotus from Hand</text:p>
      <text:p text:style-name="P2">&lt;Dapug&gt; End my turn</text:p>
      <text:p text:style-name="P2">&lt;wox2 (cz)&gt; Thinking</text:p>
      <text:p text:style-name="P2">&lt;wox2 (cz)&gt; response to lotus</text:p>
      <text:p text:style-name="P1">wox2 (cz) taps Underground Sea</text:p>
      <text:p text:style-name="P1">wox2 (cz) plays Ancestral Recall from Hand</text:p>
      <text:p text:style-name="P2">&lt;wox2 (cz)&gt; Ok?</text:p>
      <text:p text:style-name="P2">&lt;Dapug&gt; Ok</text:p>
      <text:p text:style-name="P1">wox2 (cz) draws a card</text:p>
      <text:p text:style-name="P1">wox2 (cz) draws a card</text:p>
      <text:p text:style-name="P1">wox2 (cz) draws a card</text:p>
      <text:p text:style-name="P1">wox2 (cz) puts Ancestral Recall to Graveyard from Play</text:p>
      <text:p text:style-name="P1">It is now turn 5 (wox2 (cz))</text:p>
      <text:p text:style-name="P1">It is now the Beginning Phase, Untap Step</text:p>
      <text:p text:style-name="P1">wox2 (cz) untaps his/her permanents</text:p>
      <text:p text:style-name="P1">It is now the Beginning Phase, Upkeep Step</text:p>
      <text:p text:style-name="P1">It is now the Beginning Phase, Draw Step</text:p>
      <text:p text:style-name="P1">wox2 (cz) draws a card</text:p>
      <text:p text:style-name="P1">It is now the Precombat Main Phase</text:p>
      <text:p text:style-name="P1">wox2 (cz) plays Mox Jet from Hand</text:p>
      <text:p text:style-name="P1">wox2 (cz) plays Polluted Delta from Hand</text:p>
      <text:p text:style-name="P1">wox2 (cz) taps Mox Jet</text:p>
      <text:p text:style-name="P1">wox2 (cz) untaps Mox Jet</text:p>
      <text:p text:style-name="P1">wox2 (cz) taps Island</text:p>
      <text:p text:style-name="P1">wox2 (cz) taps Mox Emerald</text:p>
      <text:p text:style-name="P1">wox2 (cz) plays Merchant Scroll from Hand</text:p>
      <text:p text:style-name="P2">&lt;wox2 (cz)&gt; Ok?</text:p>
      <text:p text:style-name="P2">&lt;Dapug&gt; Ok</text:p>
      <text:p text:style-name="P1">wox2 (cz) puts Merchant Scroll to Graveyard from Play</text:p>
      <text:p text:style-name="P1">wox2 (cz) is looking its Library...</text:p>
      <text:p text:style-name="P2">&lt;wox2 (cz)&gt; Thinking</text:p>
      <text:p text:style-name="P1">wox2 (cz) puts card to Hand from Library</text:p>
      <text:p text:style-name="P2">&lt;Dapug&gt; reveal</text:p>
      <text:p text:style-name="P1">wox2 (cz) reveals a Brainstorm</text:p>
      <text:p text:style-name="P1">wox2 (cz) shuffles library</text:p>
      <text:p text:style-name="P1">wox2 (cz) stops looking its Library...</text:p>
      <text:p text:style-name="P2">&lt;wox2 (cz)&gt; sorry</text:p>
      <text:p text:style-name="P1">It is now the End Phase, End Of Turn Step</text:p>
      <text:p text:style-name="P2">&lt;wox2 (cz)&gt; End my turn</text:p>
      <text:p text:style-name="P1">Dapug taps Library of Alexandria</text:p>
      <text:p text:style-name="P1">Dapug draws a card</text:p>
      <text:p text:style-name="P1">It is now turn 6 (Dapug)</text:p>
      <text:p text:style-name="P1">It is now the Beginning Phase, Untap Step</text:p>
      <text:p text:style-name="P1">Dapug untaps his/her permanents</text:p>
      <text:p text:style-name="P1">Dapug draws a card</text:p>
      <text:p text:style-name="P1">It is now the Precombat Main Phase</text:p>
      <text:p text:style-name="P1">Dapug plays Island from Hand</text:p>
      <text:p text:style-name="P1">It is now the Postcombat Main Phase</text:p>
      <text:p text:style-name="P1">Dapug plays Mox Ruby from Hand</text:p>
      <text:p text:style-name="P2">&lt;Dapug&gt; End my turn</text:p>
      <text:p text:style-name="P2">&lt;wox2 (cz)&gt; Thinking</text:p>
      <text:p text:style-name="P2">&lt;wox2 (cz)&gt; EOT</text:p>
      <text:p text:style-name="P1">wox2 (cz) taps Underground Sea</text:p>
      <text:p text:style-name="P1">wox2 (cz) plays Brainstorm from Hand</text:p>
      <text:p text:style-name="P2">&lt;Dapug&gt; Ok</text:p>
      <text:p text:style-name="P1">wox2 (cz) draws a card</text:p>
      <text:p text:style-name="P1">wox2 (cz) draws a card</text:p>
      <text:p text:style-name="P1">wox2 (cz) draws a card</text:p>
      <text:p text:style-name="P1">wox2 (cz) puts a card on top of Library from Hand</text:p>
      <text:p text:style-name="P2">&lt;wox2 (cz)&gt; Thinking</text:p>
      <text:p text:style-name="P1">wox2 (cz) puts a card on top of Library from Hand</text:p>
      <text:p text:style-name="P1">wox2 (cz) puts Brainstorm to Graveyard from Play</text:p>
      <text:p text:style-name="P1">wox2 (cz) taps Polluted Delta</text:p>
      <text:p text:style-name="P1">wox2 (cz) puts Polluted Delta to Graveyard from Play</text:p>
      <text:p text:style-name="P1">wox2 (cz)'s life total is now 19 (-1)</text:p>
      <text:p text:style-name="P2">&lt;wox2 (cz)&gt; Ok?</text:p>
      <text:p text:style-name="P2">&lt;Dapug&gt; Ok</text:p>
      <text:p text:style-name="P1">wox2 (cz) is looking its Library...</text:p>
      <text:p text:style-name="P1">wox2 (cz) puts Volcanic Island into play from Library</text:p>
      <text:p text:style-name="P1">wox2 (cz) shuffles library</text:p>
      <text:p text:style-name="P1">wox2 (cz) stops looking its Library...</text:p>
      <text:p text:style-name="P1">It is now turn 7 (wox2 (cz))</text:p>
      <text:p text:style-name="P1">It is now the Beginning Phase, Untap Step</text:p>
      <text:p text:style-name="P1">wox2 (cz) untaps his/her permanents</text:p>
      <text:p text:style-name="P1">It is now the Beginning Phase, Upkeep Step</text:p>
      <text:p text:style-name="P1">It is now the Beginning Phase, Draw Step</text:p>
      <text:p text:style-name="P1">wox2 (cz) draws a card</text:p>
      <text:p text:style-name="P1">It is now the Precombat Main Phase</text:p>
      <text:p text:style-name="P1">wox2 (cz) plays Duress from Hand</text:p>
      <text:p text:style-name="P1">wox2 (cz) taps Mox Jet</text:p>
      <text:p text:style-name="P1">Dapug taps Library of Alexandria</text:p>
      <text:p text:style-name="P1">Dapug draws a card</text:p>
      <text:p text:style-name="P1">Dapug plays Mox Sapphire from Hand</text:p>
      <text:p text:style-name="P1">Dapug plays Thirst for Knowledge from Hand</text:p>
      <text:p text:style-name="P1">Dapug plays Yawgmoth's Will from Hand</text:p>
      <text:p text:style-name="P1">Dapug plays Island from Hand</text:p>
      <text:p text:style-name="P1">Dapug plays Repeal from Hand</text:p>
      <text:p text:style-name="P1">Dapug plays Repeal from Hand</text:p>
      <text:p text:style-name="P1">Dapug plays Engineered Explosives from Hand</text:p>
      <text:p text:style-name="P1">Dapug plays Force of Will from Hand</text:p>
      <text:p text:style-name="P2">&lt;wox2 (cz)&gt; Thinking</text:p>
      <text:p text:style-name="P2">&lt;wox2 (cz)&gt; Will</text:p>
      <text:p text:style-name="P1">Dapug puts Yawgmoth's Will to Graveyard from Play</text:p>
      <text:p text:style-name="P1">Dapug puts Mox Sapphire to Hand from Play</text:p>
      <text:p text:style-name="P1">Dapug puts Thirst for Knowledge to Hand from Play</text:p>
      <text:p text:style-name="P1">Dapug puts Island to Hand from Play</text:p>
      <text:p text:style-name="P1">Dapug puts Repeal to Hand from Play</text:p>
      <text:p text:style-name="P1">Dapug puts Repeal to Hand from Play</text:p>
      <text:p text:style-name="P1">Dapug puts Engineered Explosives to Hand from Play</text:p>
      <text:p text:style-name="P1">Dapug puts Force of Will to Hand from Play</text:p>
      <text:p text:style-name="P1">wox2 (cz) puts Duress to Graveyard from Play</text:p>
      <text:p text:style-name="P1">It is now the End Phase, End Of Turn Step</text:p>
      <text:p text:style-name="P2">&lt;wox2 (cz)&gt; End my turn</text:p>
      <text:p text:style-name="P1">Dapug taps Underground Sea</text:p>
      <text:p text:style-name="P1">Dapug taps Island</text:p>
      <text:p text:style-name="P1">Dapug taps Mox Ruby</text:p>
      <text:p text:style-name="P1">Dapug plays Thirst for Knowledge from Hand</text:p>
      <text:p text:style-name="P2">&lt;Dapug&gt; Ok?</text:p>
      <text:p text:style-name="P1">wox2 (cz) taps Underground Sea</text:p>
      <text:p text:style-name="P1">wox2 (cz) taps Island</text:p>
      <text:p text:style-name="P1">wox2 (cz) taps Sol Ring</text:p>
      <text:p text:style-name="P1">wox2 (cz) taps Mox Emerald</text:p>
      <text:p text:style-name="P1">wox2 (cz) plays Force of Will from Hand</text:p>
      <text:p text:style-name="P2">&lt;Dapug&gt; Thinking</text:p>
      <text:p text:style-name="P1">Dapug puts Thirst for Knowledge to Graveyard from Play</text:p>
      <text:p text:style-name="P1">wox2 (cz) puts Force of Will to Graveyard from Play</text:p>
      <text:p text:style-name="P1">It is now turn 8 (Dapug)</text:p>
      <text:p text:style-name="P1">It is now the Beginning Phase, Untap Step</text:p>
      <text:p text:style-name="P1">Dapug untaps his/her permanents</text:p>
      <text:p text:style-name="P1">Dapug draws a card</text:p>
      <text:p text:style-name="P1">Dapug taps Library of Alexandria</text:p>
      <text:p text:style-name="P1">Dapug draws a card</text:p>
      <text:p text:style-name="P1">Dapug plays Island from Hand</text:p>
      <text:p text:style-name="P2">&lt;Dapug&gt; End my turn</text:p>
      <text:p text:style-name="P1">It is now turn 9 (wox2 (cz))</text:p>
      <text:p text:style-name="P1">It is now the Beginning Phase, Untap Step</text:p>
      <text:p text:style-name="P1">wox2 (cz) untaps his/her permanents</text:p>
      <text:p text:style-name="P1">It is now the Beginning Phase, Upkeep Step</text:p>
      <text:p text:style-name="P1">It is now the Beginning Phase, Draw Step</text:p>
      <text:p text:style-name="P1">wox2 (cz) draws a card</text:p>
      <text:p text:style-name="P1">It is now the Precombat Main Phase</text:p>
      <text:p text:style-name="P1">wox2 (cz) plays Volcanic Island from Hand</text:p>
      <text:p text:style-name="P1">It is now the End Phase, End Of Turn Step</text:p>
      <text:p text:style-name="P2">&lt;wox2 (cz)&gt; End my turn</text:p>
      <text:p text:style-name="P1">It is now turn 10 (Dapug)</text:p>
      <text:p text:style-name="P1">It is now the Beginning Phase, Untap Step</text:p>
      <text:p text:style-name="P1">Dapug untaps his/her permanents</text:p>
      <text:p text:style-name="P1">Dapug draws a card</text:p>
      <text:p text:style-name="P1">Dapug plays Underground Sea from Hand</text:p>
      <text:p text:style-name="P2">&lt;Dapug&gt; End my turn</text:p>
      <text:p text:style-name="P1">It is now turn 11 (wox2 (cz))</text:p>
      <text:p text:style-name="P1">It is now the Beginning Phase, Untap Step</text:p>
      <text:p text:style-name="P1">It is now the Beginning Phase, Draw Step</text:p>
      <text:p text:style-name="P1">wox2 (cz) draws a card</text:p>
      <text:p text:style-name="P1">It is now the Precombat Main Phase</text:p>
      <text:p text:style-name="P1">It is now the End Phase, End Of Turn Step</text:p>
      <text:p text:style-name="P2">&lt;wox2 (cz)&gt; End my turn</text:p>
      <text:p text:style-name="P1">Dapug taps Library of Alexandria</text:p>
      <text:p text:style-name="P1">Dapug draws a card</text:p>
      <text:p text:style-name="P1">It is now turn 12 (Dapug)</text:p>
      <text:p text:style-name="P1">It is now the Beginning Phase, Untap Step</text:p>
      <text:p text:style-name="P1">Dapug untaps his/her permanents</text:p>
      <text:p text:style-name="P1">Dapug draws a card</text:p>
      <text:p text:style-name="P1">It is now the Precombat Main Phase</text:p>
      <text:p text:style-name="P1">Dapug taps Island</text:p>
      <text:p text:style-name="P1">Dapug plays Brainstorm from Hand</text:p>
      <text:p text:style-name="P2">&lt;Dapug&gt; Ok?</text:p>
      <text:p text:style-name="P2">&lt;wox2 (cz)&gt; Ok</text:p>
      <text:p text:style-name="P1">Dapug draws a card</text:p>
      <text:p text:style-name="P1">Dapug draws a card</text:p>
      <text:p text:style-name="P1">Dapug draws a card</text:p>
      <text:p text:style-name="P1">Dapug puts a card on top of Library from Hand</text:p>
      <text:p text:style-name="P1">Dapug puts a card on top of Library from Hand</text:p>
      <text:p text:style-name="P1">Dapug puts Brainstorm to Graveyard from Play</text:p>
      <text:p text:style-name="P1">Dapug puts a 0/0 Storm token into play</text:p>
      <text:p text:style-name="P1">Dapug plays Tolarian Academy from Hand</text:p>
      <text:p text:style-name="P1">Dapug plays Mox Sapphire from Hand</text:p>
      <text:p text:style-name="P2">&lt;Dapug&gt; Ok?</text:p>
      <text:p text:style-name="P2">&lt;wox2 (cz)&gt; Ok</text:p>
      <text:p text:style-name="P1">Dapug plays Engineered Explosives from Hand</text:p>
      <text:p text:style-name="P2">&lt;Dapug&gt; Ok?</text:p>
      <text:p text:style-name="P2">&lt;wox2 (cz)&gt; Ok</text:p>
      <text:p text:style-name="P1">Dapug taps Mox Sapphire</text:p>
      <text:p text:style-name="P1">Dapug plays Repeal from Hand</text:p>
      <text:p text:style-name="P2">&lt;Dapug&gt; Ok?</text:p>
      <text:p text:style-name="P2">&lt;wox2 (cz)&gt; Ok</text:p>
      <text:p text:style-name="P1">Dapug puts Mox Sapphire to Hand from Play</text:p>
      <text:p text:style-name="P1">Dapug draws a card</text:p>
      <text:p text:style-name="P1">Dapug puts Repeal to Graveyard from Play</text:p>
      <text:p text:style-name="P1">Dapug taps Library of Alexandria</text:p>
      <text:p text:style-name="P1">Dapug draws a card</text:p>
      <text:p text:style-name="P1">Dapug plays Mox Sapphire from Hand</text:p>
      <text:p text:style-name="P1">Dapug taps Mox Sapphire</text:p>
      <text:p text:style-name="P1">Dapug plays Repeal from Hand</text:p>
      <text:p text:style-name="P2">&lt;wox2 (cz)&gt; Ok</text:p>
      <text:p text:style-name="P1">Dapug puts Mox Sapphire to Hand from Play</text:p>
      <text:p text:style-name="P1">Dapug draws a card</text:p>
      <text:p text:style-name="P1">Dapug puts Repeal to Graveyard from Play</text:p>
      <text:p text:style-name="P1">Dapug plays Mox Sapphire from Hand</text:p>
      <text:p text:style-name="P1">Dapug plays Mox Emerald from Hand</text:p>
      <text:p text:style-name="P1">Dapug taps Mox Sapphire</text:p>
      <text:p text:style-name="P1">Dapug taps Mox Emerald</text:p>
      <text:p text:style-name="P1">Dapug plays Merchant Scroll from Hand</text:p>
      <text:p text:style-name="P2">&lt;Dapug&gt; Ok?</text:p>
      <text:p text:style-name="P1">wox2 (cz) taps Underground Sea</text:p>
      <text:p text:style-name="P1">wox2 (cz) taps Island</text:p>
      <text:p text:style-name="P1">wox2 (cz) plays Mana Drain from Hand</text:p>
      <text:p text:style-name="P1">Dapug taps Tolarian Academy</text:p>
      <text:p text:style-name="P1">Dapug plays Force of Will from Hand</text:p>
      <text:p text:style-name="P2">&lt;wox2 (cz)&gt; Thinking</text:p>
      <text:p text:style-name="P1">wox2 (cz) taps Volcanic Island</text:p>
      <text:p text:style-name="P1">wox2 (cz) taps Volcanic Island</text:p>
      <text:p text:style-name="P1">wox2 (cz) taps Mox Jet</text:p>
      <text:p text:style-name="P1">wox2 (cz) taps Sol Ring</text:p>
      <text:p text:style-name="P1">wox2 (cz) plays Force of Will from Hand</text:p>
      <text:p text:style-name="P1">Dapug taps Black Lotus</text:p>
      <text:p text:style-name="P1">Dapug puts Black Lotus to Graveyard from Play</text:p>
      <text:p text:style-name="P1">Dapug taps Mox Ruby</text:p>
      <text:p text:style-name="P1">Dapug taps Island</text:p>
      <text:p text:style-name="P1">Dapug plays Force of Will from Hand</text:p>
      <text:p text:style-name="P2">&lt;wox2 (cz)&gt; Ok</text:p>
      <text:p text:style-name="P1">Dapug is looking its Library...</text:p>
      <text:p text:style-name="P1">Dapug puts Ancestral Recall into play from Library</text:p>
      <text:p text:style-name="P1">Dapug puts Ancestral Recall to Hand from Play</text:p>
      <text:p text:style-name="P1">Dapug shuffles library</text:p>
      <text:p text:style-name="P1">Dapug stops looking its Library...</text:p>
      <text:p text:style-name="P1">Dapug shuffles library</text:p>
      <text:p text:style-name="P1">Dapug puts Merchant Scroll to Graveyard from Play</text:p>
      <text:p text:style-name="P1">Dapug puts Force of Will to Graveyard from Play</text:p>
      <text:p text:style-name="P1">Dapug puts Force of Will to Graveyard from Play</text:p>
      <text:p text:style-name="P1">Dapug taps Underground Sea</text:p>
      <text:p text:style-name="P1">Dapug taps Underground Sea</text:p>
      <text:p text:style-name="P1">Dapug plays Brain Freeze from Hand</text:p>
      <text:p text:style-name="P2">&lt;wox2 (cz)&gt; ok</text:p>
      <text:p text:style-name="P2">&lt;wox2 (cz)&gt; gg</text:p>
      <text:p text:style-name="P2">&lt;Dapug&gt; gg</text:p>
      <text:p text:style-name="P1">wox2 (cz) is looking its Library...</text:p>
      <text:p text:style-name="P1">wox2 (cz) shuffles library</text:p>
      <text:p text:style-name="P1">wox2 (cz) stops looking its Library...</text:p>
      <text:p text:style-name="P3"><text:span text:style-name="T1">&lt;wox2 (cz)&gt; I didn´t kno</text:span>w what you play first game</text:p>
      <text:p text:style-name="P3">&lt;wox2 (cz)&gt; I didn´t need to loose on random trickbind...</text:p>
      <text:p text:style-name="P3">&lt;wox2 (cz)&gt; freeze was small surprise</text:p>
      <text:p text:style-name="P3">&lt;System&gt; Session Lost</text:p>
      <text:p text:style-name="P4"><text:span text:style-name="T2">&lt;System&gt; Disconnected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one" fo:country="none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none" fo:country="none" style:font-name-asian="Lucida Sans Unicode" style:font-size-asian="12pt" style:language-asian="none" style:country-asian="none" style:font-name-complex="Tahoma" style:font-size-complex="12pt" style:language-complex="none" style:country-complex="non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11</meta:generator>
    <meta:creation-date>2007-04-15T21:30:24</meta:creation-date>
    <dc:date>2007-04-15T23:35:41</dc:date>
    <meta:editing-cycles>3</meta:editing-cycles>
    <meta:editing-duration>PT2H5M17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2" meta:paragraph-count="884" meta:word-count="5276" meta:character-count="28136"/>
  </office:meta>
</office:document-meta>
</file>